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0d1161" officeooo:paragraph-rsid="000d1161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normal" officeooo:rsid="000d1161" officeooo:paragraph-rsid="000d1161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tyle="normal" style:font-style-asian="normal" style:font-style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Times New Roman" fo:font-style="normal" style:font-style-asian="normal" style:font-style-complex="normal"/>
    </style:style>
    <style:style style:name="T1" style:family="text">
      <style:text-properties style:font-name="Times New Roman"/>
    </style:style>
    <style:style style:name="T2" style:family="text">
      <style:text-properties officeooo:rsid="000d1161"/>
    </style:style>
    <style:style style:name="T3" style:family="text">
      <style:text-properties officeooo:rsid="000fcf3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8"/>Załącznik nr <text:s/>3 do zapytania ofertowego </text:p>
      <text:p text:style-name="P1"/>
      <text:p text:style-name="P1"/>
      <text:p text:style-name="P1"/>
      <text:p text:style-name="P1"/>
      <text:p text:style-name="P5">Umowa nr <text:s/><text:span text:style-name="T3">1</text:span>/20<text:span text:style-name="T3">24</text:span></text:p>
      <text:p text:style-name="P2"/>
      <text:p text:style-name="P2"/>
      <text:p text:style-name="P3">Zawarta w dniu ………….w Dzierżoniowie pomiędzy Stowarzyszeniem Przyjaciół Zwierząt „ AZYL „ <text:s/>ul. Brzegowa 151 <text:s/>58-200 Dzierżoniów <text:s/>, NIP 882-14-74-884 zwany dalej „ Zleceniodawcą” reprezentowaną przez </text:p>
      <text:p text:style-name="P3"/>
      <text:p text:style-name="P3">Prezesa Jerzego Thomalla</text:p>
      <text:p text:style-name="P3">a, </text:p>
      <text:p text:style-name="P4"/>
      <text:p text:style-name="P4"/>
      <text:p text:style-name="P3">zwana dalej „ Zleceniobiorcą „</text:p>
      <text:p text:style-name="P3"/>
      <text:p text:style-name="P3">W rezultacie dokonania przez Zamawiającego wyboru oferty zgodnie z zamówieniem publicznym którego wartość nie przekroczy <text:span text:style-name="T3">30</text:span>.000 <text:s/>złotych brutto , zawarto umowę o następującej treści :</text:p>
      <text:p text:style-name="P3"/>
      <text:p text:style-name="P3"><text:s text:c="73"/><text:span text:style-name="T1">§</text:span> <text:s/>1 <text:s text:c="10"/></text:p>
      <text:list xml:id="list1598317559" text:style-name="L1">
        <text:list-header>
          <text:p text:style-name="P7">Przedmiotem niniejszej <text:s/>umowy jest wykonanie zabiegów kastracji i sterylizacji kotek wolno żyjących , sterylizacji kotek właścicielskich oraz suczek właścicielskich <text:s/>w sposób zgodny ze sztuka lekarska i obowiązującymi w tym zakresie przepisami prawa .</text:p>
        </text:list-header>
      </text:list>
      <text:p text:style-name="P3"/>
      <text:list xml:id="list141907082705316" text:continue-numbering="true" text:style-name="L1">
        <text:list-header>
          <text:p text:style-name="P7"><text:s text:c="62"/><text:span text:style-name="T1">§</text:span> <text:s/>2</text:p>
          <text:p text:style-name="P7"/>
          <text:p text:style-name="P7">Zabiegi sterylizacji i kastracji które <text:s/>będą wykonywane w lecznicy ” …………………………………………………………………………………..</text:p>
        </text:list-header>
      </text:list>
      <text:p text:style-name="P3"/>
      <text:list xml:id="list141907707641641" text:continue-numbering="true" text:style-name="L1">
        <text:list-header>
          <text:p text:style-name="P7"><text:s text:c="63"/><text:span text:style-name="T1">§</text:span>3</text:p>
        </text:list-header>
      </text:list>
      <text:p text:style-name="P3"/>
      <text:list xml:id="list141907671643603" text:continue-numbering="true" text:style-name="L1">
        <text:list-header>
          <text:p text:style-name="P7">Wykonanie zabiegu będzie wymagało wcześniejszego umówienia z wykonawca co do terminu i godziny .</text:p>
          <text:p text:style-name="P7"><text:s text:c="62"/><text:span text:style-name="T1">§</text:span>4</text:p>
        </text:list-header>
      </text:list>
      <text:p text:style-name="P3"/>
      <text:list xml:id="list141908001395334" text:continue-numbering="true" text:style-name="L1">
        <text:list-header>
          <text:p text:style-name="P7">Każda osoba zgłaszająca się do zabiegu ze zwierzęciem zobowiązana jest dostarczyć pisemne skierowanie wraz z poświadczeniem jego wykonania i pozostawienia jego w lecznicy do rozliczeń umownych .</text:p>
          <text:p text:style-name="P7"><text:s text:c="61"/><text:span text:style-name="T1">§</text:span> 5</text:p>
          <text:p text:style-name="P7"/>
          <text:p text:style-name="P7">Wynagrodzenie za przedmiot umowy płatny będzie w wysokościach odpowiadających ilości faktycznie wykonanych zabiegów i załączonych skierowań do rozliczeń . </text:p>
          <text:p text:style-name="P7"><text:s text:c="62"/><text:span text:style-name="T1">§</text:span> 6. </text:p>
        </text:list-header>
      </text:list>
      <text:p text:style-name="P3"/>
      <text:list xml:id="list3232607394" text:style-name="L2">
        <text:list-item>
          <text:p text:style-name="P8">Ustala się miesięczne <text:s/>okresy rozliczeniowe</text:p>
        </text:list-item>
        <text:list-item>
          <text:p text:style-name="P8">Rozliczenie za dany miesiąc obejmuje tylko wykonane zabiegi </text:p>
        </text:list-item>
        <text:list-item>
          <text:p text:style-name="P8">Po zakończeniu danego miesiąca Zleceniobiorca wystawi za wykonane zabiegi fakturę płatną przelewem w terminie <text:span text:style-name="T2">14</text:span> dni od daty jej otrzymania przez Zleceniodawce </text:p>
        </text:list-item>
        <text:list-item>
          <text:p text:style-name="P8">Do faktury zleceniobiorca załącza skierowanie wystawione przez zamawiające które otrzymuje od osoby dostarczającej <text:s/>zwierzę do zabiegu wraz z jego podpisem <text:soft-page-break/>poświadczającym wykonanie zabiegu .</text:p>
        </text:list-item>
      </text:list>
      <text:p text:style-name="P3"/>
      <text:p text:style-name="P3"/>
      <text:p text:style-name="P3"/>
      <text:p text:style-name="P3"><text:s text:c="73"/><text:span text:style-name="T1">§7 </text:span></text:p>
      <text:p text:style-name="P6"/>
      <text:p text:style-name="P6"><text:s text:c="12"/>Umowa niniejsza obowiązuje od <text:span text:style-name="T3">01</text:span> stycznia 202<text:span text:style-name="T3">4</text:span>r. do dnia 31grudnia 202<text:span text:style-name="T3">4</text:span> </text:p>
      <text:p text:style-name="P6"><text:s/></text:p>
      <text:p text:style-name="P6"><text:s text:c="72"/>§ 8 </text:p>
      <text:p text:style-name="P6"/>
      <text:p text:style-name="P6"><text:s text:c="4"/>Każda ze stron może rozwiązać niniejszą umowę z 1 miesięcznym okresem wypowiedzenia </text:p>
      <text:p text:style-name="P6"/>
      <text:p text:style-name="P6"><text:s text:c="72"/>§ 9</text:p>
      <text:p text:style-name="P6"/>
      <text:p text:style-name="P6"/>
      <text:list xml:id="list2479637696" text:style-name="L3">
        <text:list-item>
          <text:p text:style-name="P9">W sprawach nieuregulowanych niniejszą umowa maja zastosowania przepisy Kodeksu Cywilnego</text:p>
        </text:list-item>
        <text:list-item>
          <text:p text:style-name="P9">Wszelkie zmiany i uzupełnienia wymagają formy pisemnej w postaci aneksu pod rygorem nieważności</text:p>
        </text:list-item>
        <text:list-item>
          <text:p text:style-name="P9">Wszelkie spory wynikające z niniejszej umowy będą rozpatrywane przez Sad Rejonowy w Dzierżoniowie</text:p>
        </text:list-item>
        <text:list-item>
          <text:p text:style-name="P9">umowę sporządzono w dwóch jednobrzmiących egzemplarzach po jednej dla każdej ze stron .</text:p>
        </text:list-item>
      </text:list>
      <text:p text:style-name="P6"/>
      <text:p text:style-name="P6"/>
      <text:p text:style-name="P6"/>
      <text:p text:style-name="P6"/>
      <text:p text:style-name="P6"><text:s text:c="19"/>Zleceniodawca: <text:s text:c="49"/>Zleceniobiorca 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0:39:54.29</meta:creation-date>
    <meta:print-date>2023-11-16T14:19:01.653000000</meta:print-date>
    <dc:date>2023-11-16T14:19:06.559000000</dc:date>
    <meta:editing-duration>PT40M5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33" meta:word-count="330" meta:character-count="3121" meta:non-whitespace-character-count="2033"/>
  </office:meta>
</office:document-meta>
</file>